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  <table:table-row table:style-name="ro2">
          <table:table-cell office:value-type="string" calcext:value-type="string">
            <text:p>多线程程序编译出错</text:p>
          </table:table-cell>
          <table:table-cell office:value-type="string" calcext:value-type="string">
            <text:p>g++ -g -Wall -std=c++11 main.cpp -lpth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cmakelists里面添加这样一句话set(CMAKE_CXX_FLAGS "${CMAKE_CXX_FLAGS} -pthread")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00/00/00</text:date>, <text:time style:data-style-name="N2" text:time-value="23:35:16.19067686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8-11-25T23:35:52.879979608</dc:date>
    <meta:editing-duration>P1DT28M37S</meta:editing-duration>
    <meta:editing-cycles>73</meta:editing-cycles>
    <meta:generator>LibreOffice/5.1.6.2$Linux_X86_64 LibreOffice_project/10m0$Build-2</meta:generator>
    <meta:document-statistic meta:table-count="2" meta:cell-count="161" meta:object-count="0"/>
  </office:meta>
</office:document-meta>
</file>